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d4721" officeooo:paragraph-rsid="000d4721"/>
    </style:style>
    <style:style style:name="P2" style:family="paragraph" style:parent-style-name="Standard">
      <style:text-properties style:text-underline-style="none" officeooo:rsid="000d4721" officeooo:paragraph-rsid="000d4721"/>
    </style:style>
    <style:style style:name="T1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2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000000" style:font-name="DejaVu Sans Mono" fo:font-size="9pt" fo:font-style="italic" fo:font-weight="normal" style:font-size-asian="9pt" style:font-style-asian="italic" style:font-weight-asian="normal"/>
    </style:style>
    <style:style style:name="T4" style:family="text">
      <style:text-properties fo:color="#660e7a" style:font-name="DejaVu Sans Mono" fo:font-size="9pt" fo:font-style="normal" fo:font-weight="bold" style:font-size-asian="9pt" style:font-style-asian="normal" style:font-weight-asian="bold"/>
    </style:style>
    <style:style style:name="T5" style:family="text">
      <style:text-properties fo:color="#660e7a" style:font-name="DejaVu Sans Mono" fo:font-size="9pt" fo:font-style="italic" fo:font-weight="bold" style:font-size-asian="9pt" style:font-style-asian="italic" style:font-weight-asian="bold"/>
    </style:style>
    <style:style style:name="T6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0000ff" style:font-name="DejaVu Sans Mono" fo:font-size="9pt" fo:font-style="normal" fo:font-weight="bold" style:font-size-asian="9pt" style:font-style-asian="normal" style:font-weight-asian="bold"/>
    </style:style>
    <style:style style:name="T9" style:family="text">
      <style:text-properties fo:color="#808000" style:font-name="DejaVu Sans Mono" fo:font-size="9pt" fo:font-style="normal" fo:font-weight="normal" style:font-size-asian="9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n page</text:p>
      <text:p text:style-name="P1"/>
      <text:p text:style-name="P1">Activity1 Java</text:p>
      <text:p text:style-name="P1"/>
      <text:p text:style-name="P2"><text:span text:style-name="T1">package </text:span><text:span text:style-name="T2">com.example.sjcet.loginpage;</text:span><text:line-break/><text:span text:style-name="T1">import </text:span><text:span text:style-name="T2">android.content.Intent;</text:span><text:line-break/><text:span text:style-name="T1">import </text:span><text:span text:style-name="T2">android.support.v7.app.AppCompatActivity;</text:span><text:line-break/><text:span text:style-name="T1">import </text:span><text:span text:style-name="T2">android.os.Bundle;</text:span><text:line-break/><text:span text:style-name="T1">import </text:span><text:span text:style-name="T2">android.view.View;</text:span><text:line-break/><text:span text:style-name="T1">import </text:span><text:span text:style-name="T2">android.widget.EditText;</text:span><text:line-break/><text:span text:style-name="T1">import </text:span><text:span text:style-name="T2">android.widget.Toast;</text:span><text:line-break/><text:line-break/><text:span text:style-name="T1">public class </text:span><text:span text:style-name="T2">MainActivity </text:span><text:span text:style-name="T1">extends </text:span><text:span text:style-name="T2">AppCompatActivity {</text:span><text:line-break/><text:line-break/><text:span text:style-name="T2"> <text:s text:c="3"/>EditText </text:span><text:span text:style-name="T4">usernamedt</text:span><text:span text:style-name="T2">;</text:span><text:line-break/><text:span text:style-name="T2"> <text:s text:c="3"/>EditText </text:span><text:span text:style-name="T4">passwdedt</text:span><text:span text:style-name="T2">;</text:span><text:line-break/><text:line-break/><text:span text:style-name="T2"> <text:s text:c="3"/></text:span><text:span text:style-name="T1">protected void </text:span><text:span text:style-name="T2">onCreate(Bundle savedInstanceState) {</text:span><text:line-break/><text:span text:style-name="T2"> <text:s text:c="7"/></text:span><text:span text:style-name="T1">super</text:span><text:span text:style-name="T2">.onCreate(savedInstanceState);</text:span><text:line-break/><text:span text:style-name="T2"> <text:s text:c="7"/>setContentView(R.layout.</text:span><text:span text:style-name="T5">activity_main</text:span><text:span text:style-name="T2">);</text:span><text:line-break/><text:span text:style-name="T2"> <text:s text:c="3"/>}</text:span><text:line-break/><text:line-break/><text:span text:style-name="T2"> <text:s text:c="3"/></text:span><text:span text:style-name="T1">public void </text:span><text:span text:style-name="T2">Login(View view) {</text:span><text:line-break/><text:span text:style-name="T2"> <text:s text:c="7"/></text:span><text:span text:style-name="T4">usernamedt</text:span><text:span text:style-name="T2">=(EditText) findViewById(R.id.</text:span><text:span text:style-name="T5">et1</text:span><text:span text:style-name="T2">);</text:span><text:line-break/><text:span text:style-name="T2"> <text:s text:c="7"/></text:span><text:span text:style-name="T4">passwdedt</text:span><text:span text:style-name="T2">=(EditText) findViewById(R.id.</text:span><text:span text:style-name="T5">et2</text:span><text:span text:style-name="T2">);</text:span><text:line-break/><text:line-break/><text:span text:style-name="T2"> <text:s text:c="7"/>String userName = </text:span><text:span text:style-name="T4">usernamedt</text:span><text:span text:style-name="T2">.getText().toString();</text:span><text:line-break/><text:span text:style-name="T2"> <text:s text:c="7"/>String password = </text:span><text:span text:style-name="T4">passwdedt</text:span><text:span text:style-name="T2">.getText().toString();</text:span><text:line-break/><text:line-break/><text:span text:style-name="T2"> <text:s text:c="7"/></text:span><text:span text:style-name="T1">if</text:span><text:span text:style-name="T2">(userName.equals(</text:span><text:span text:style-name="T6">"admin"</text:span><text:span text:style-name="T2">) &amp;&amp; password.equals(</text:span><text:span text:style-name="T6">"admin"</text:span><text:span text:style-name="T2">)){</text:span><text:line-break/><text:span text:style-name="T2"> <text:s text:c="11"/>Intent i =</text:span><text:span text:style-name="T1">new </text:span><text:span text:style-name="T2">Intent(getApplicationContext(),Main2Activity.</text:span><text:span text:style-name="T1">class</text:span><text:span text:style-name="T2">);</text:span><text:line-break/><text:span text:style-name="T2"> <text:s text:c="11"/>startActivity(i);</text:span><text:line-break/><text:span text:style-name="T2"> <text:s text:c="7"/>}</text:span><text:line-break/><text:span text:style-name="T2"> <text:s text:c="7"/></text:span><text:span text:style-name="T1">else</text:span><text:span text:style-name="T2">{</text:span><text:line-break/><text:span text:style-name="T2"> <text:s text:c="11"/>Toast.</text:span><text:span text:style-name="T3">makeText</text:span><text:span text:style-name="T2">(</text:span><text:span text:style-name="T1">this</text:span><text:span text:style-name="T2">, </text:span><text:span text:style-name="T6">"login failed"</text:span><text:span text:style-name="T2">, Toast.</text:span><text:span text:style-name="T5">LENGTH_SHORT</text:span><text:span text:style-name="T2">).show();</text:span><text:line-break/><text:span text:style-name="T2"> <text:s text:c="7"/>}</text:span><text:line-break/><text:line-break/><text:span text:style-name="T2"> <text:s text:c="3"/>}</text:span><text:line-break/><text:span text:style-name="T2">}</text:span><text:line-break/></text:p>
      <text:p text:style-name="P2"><text:span text:style-name="T7">Xml</text:span><text:line-break/></text:p>
      <text:p text:style-name="P2"><text:span text:style-name="T3">&lt;?</text:span><text:span text:style-name="T8">xml version=</text:span><text:span text:style-name="T6">"1.0" </text:span><text:span text:style-name="T8">encoding=</text:span><text:span text:style-name="T6">"utf-8"</text:span><text:span text:style-name="T3">?&gt;</text:span><text:line-break/><text:span text:style-name="T2">&lt;</text:span><text:span text:style-name="T1">RelativeLayout </text:span><text:span text:style-name="T4">android</text:span><text:span text:style-name="T8">:layout_width=</text:span><text:span text:style-name="T6">"match_parent"</text:span><text:line-break/><text:span text:style-name="T6"> <text:s text:c="3"/></text:span><text:span text:style-name="T8">xmlns:</text:span><text:span text:style-name="T4">android</text:span><text:span text:style-name="T8">=</text:span><text:span text:style-name="T6">"http://schemas.android.com/apk/res/android"</text:span><text:line-break/><text:span text:style-name="T6"> <text:s text:c="3"/></text:span><text:span text:style-name="T4">android</text:span><text:span text:style-name="T8">:layout_height=</text:span><text:span text:style-name="T6">"wrap_content"</text:span><text:span text:style-name="T2">&gt;</text:span><text:line-break/><text:line-break/><text:span text:style-name="T2"> <text:s text:c="3"/>&lt;</text:span><text:span text:style-name="T1">EditText</text:span><text:line-break/><text:span text:style-name="T1"> <text:s text:c="7"/></text:span><text:span text:style-name="T4">android</text:span><text:span text:style-name="T8">:id=</text:span><text:span text:style-name="T6">"@+id/et1"</text:span><text:line-break/><text:span text:style-name="T6"> <text:s text:c="7"/></text:span><text:span text:style-name="T4">android</text:span><text:span text:style-name="T8">:hint=</text:span><text:span text:style-name="T6">"username"</text:span><text:line-break/><text:span text:style-name="T6"> <text:s text:c="7"/></text:span><text:span text:style-name="T4">android</text:span><text:span text:style-name="T8">:layout_width=</text:span><text:span text:style-name="T6">"match_parent"</text:span><text:line-break/><text:span text:style-name="T6"> <text:s text:c="7"/></text:span><text:span text:style-name="T4">android</text:span><text:span text:style-name="T8">:layout_height=</text:span><text:span text:style-name="T6">"wrap_content" </text:span><text:span text:style-name="T2">/&gt;</text:span><text:line-break/><text:span text:style-name="T2"> <text:s text:c="3"/>&lt;</text:span><text:span text:style-name="T1">EditText</text:span><text:line-break/><text:span text:style-name="T1"> <text:s text:c="7"/></text:span><text:span text:style-name="T4">android</text:span><text:span text:style-name="T8">:id=</text:span><text:span text:style-name="T6">"@+id/et2"</text:span><text:line-break/><text:span text:style-name="T6"> <text:s text:c="7"/></text:span><text:span text:style-name="T4">android</text:span><text:span text:style-name="T8">:hint=</text:span><text:span text:style-name="T6">"password"</text:span><text:line-break/><text:span text:style-name="T6"> <text:s text:c="7"/></text:span><text:span text:style-name="T4">android</text:span><text:span text:style-name="T8">:layout_below=</text:span><text:span text:style-name="T6">"@id/et1"</text:span><text:line-break/><text:span text:style-name="T6"> <text:s text:c="7"/></text:span><text:span text:style-name="T4">android</text:span><text:span text:style-name="T8">:layout_width=</text:span><text:span text:style-name="T6">"match_parent"</text:span><text:line-break/><text:span text:style-name="T6"> <text:s text:c="7"/></text:span><text:span text:style-name="T4">android</text:span><text:span text:style-name="T8">:layout_height=</text:span><text:span text:style-name="T6">"wrap_content" </text:span><text:span text:style-name="T2">/&gt;</text:span><text:line-break/><text:line-break/><text:span text:style-name="T2"> <text:s text:c="3"/>&lt;</text:span><text:span text:style-name="T1">LinearLayout</text:span><text:line-break/><text:span text:style-name="T1"> <text:s text:c="7"/></text:span><text:span text:style-name="T4">android</text:span><text:span text:style-name="T8">:layout_width=</text:span><text:span text:style-name="T6">"wrap_content"</text:span><text:line-break/><text:span text:style-name="T6"> <text:s text:c="7"/></text:span><text:span text:style-name="T4">android</text:span><text:span text:style-name="T8">:layout_height=</text:span><text:span text:style-name="T6">"wrap_content"</text:span><text:line-break/><text:span text:style-name="T6"> <text:s text:c="7"/></text:span><text:span text:style-name="T4">android</text:span><text:span text:style-name="T8">:orientation=</text:span><text:span text:style-name="T6">"horizontal"</text:span><text:line-break/><text:span text:style-name="T6"> <text:s text:c="7"/></text:span><text:span text:style-name="T4">android</text:span><text:span text:style-name="T8">:layout_below=</text:span><text:span text:style-name="T6">"@id/et2"</text:span><text:span text:style-name="T2">&gt;</text:span><text:line-break/><text:soft-page-break/><text:line-break/><text:span text:style-name="T2"> <text:s text:c="7"/>&lt;</text:span><text:span text:style-name="T1">Button</text:span><text:line-break/><text:span text:style-name="T1"> <text:s text:c="11"/></text:span><text:span text:style-name="T4">android</text:span><text:span text:style-name="T8">:layout_width=</text:span><text:span text:style-name="T6">"wrap_content"</text:span><text:line-break/><text:span text:style-name="T6"> <text:s text:c="11"/></text:span><text:span text:style-name="T4">android</text:span><text:span text:style-name="T8">:layout_height=</text:span><text:span text:style-name="T6">"wrap_content"</text:span><text:line-break/><text:span text:style-name="T6"> <text:s text:c="11"/></text:span><text:span text:style-name="T4">android</text:span><text:span text:style-name="T8">:text=</text:span><text:span text:style-name="T6">"cancel"</text:span><text:line-break/><text:span text:style-name="T6"> <text:s text:c="11"/></text:span><text:span text:style-name="T4">android</text:span><text:span text:style-name="T8">:layout_margin=</text:span><text:span text:style-name="T6">"50dp"</text:span><text:span text:style-name="T2">/&gt;</text:span><text:line-break/><text:span text:style-name="T2"> <text:s text:c="7"/>&lt;</text:span><text:span text:style-name="T1">Button</text:span><text:line-break/><text:span text:style-name="T1"> <text:s text:c="11"/></text:span><text:span text:style-name="T4">android</text:span><text:span text:style-name="T8">:layout_width=</text:span><text:span text:style-name="T6">"wrap_content"</text:span><text:line-break/><text:span text:style-name="T6"> <text:s text:c="11"/></text:span><text:span text:style-name="T4">android</text:span><text:span text:style-name="T8">:layout_height=</text:span><text:span text:style-name="T6">"wrap_content"</text:span><text:line-break/><text:span text:style-name="T6"> <text:s text:c="11"/></text:span><text:span text:style-name="T4">android</text:span><text:span text:style-name="T8">:text=</text:span><text:span text:style-name="T6">"login"</text:span><text:line-break/><text:span text:style-name="T6"> <text:s text:c="11"/></text:span><text:span text:style-name="T4">android</text:span><text:span text:style-name="T8">:onClick=</text:span><text:span text:style-name="T6">"Login"</text:span><text:line-break/><text:span text:style-name="T6"> <text:s text:c="11"/></text:span><text:span text:style-name="T4">android</text:span><text:span text:style-name="T8">:layout_margin=</text:span><text:span text:style-name="T6">"50dp"</text:span><text:span text:style-name="T2">/&gt;</text:span><text:line-break/><text:line-break/><text:span text:style-name="T2"> <text:s text:c="3"/>&lt;/</text:span><text:span text:style-name="T1">LinearLayout</text:span><text:span text:style-name="T2">&gt;</text:span><text:line-break/><text:line-break/><text:span text:style-name="T2">&lt;/</text:span><text:span text:style-name="T1">RelativeLayout</text:span><text:span text:style-name="T2">&gt;</text:span><text:line-break/><text:line-break/><text:line-break/><text:line-break/></text:p>
      <text:p text:style-name="P1">Activity2 Java</text:p>
      <text:p text:style-name="P1"/>
      <text:p text:style-name="P2"><text:span text:style-name="T1">package </text:span><text:span text:style-name="T2">com.example.sjcet.loginpage;</text:span><text:line-break/><text:span text:style-name="T1">import </text:span><text:span text:style-name="T2">android.support.v7.app.AppCompatActivity;</text:span><text:line-break/><text:span text:style-name="T1">import </text:span><text:span text:style-name="T2">android.os.Bundle;</text:span><text:line-break/><text:line-break/><text:span text:style-name="T1">public class </text:span><text:span text:style-name="T2">Main2Activity </text:span><text:span text:style-name="T1">extends </text:span><text:span text:style-name="T2">AppCompatActivity {</text:span><text:line-break/><text:line-break/><text:span text:style-name="T2"> <text:s text:c="3"/></text:span><text:span text:style-name="T9">@Override</text:span><text:line-break/><text:span text:style-name="T9"> <text:s text:c="3"/></text:span><text:span text:style-name="T1">protected void </text:span><text:span text:style-name="T2">onCreate(Bundle savedInstanceState) {</text:span><text:line-break/><text:span text:style-name="T2"> <text:s text:c="7"/></text:span><text:span text:style-name="T1">super</text:span><text:span text:style-name="T2">.onCreate(savedInstanceState);</text:span><text:line-break/><text:span text:style-name="T2"> <text:s text:c="7"/>setContentView(R.layout.</text:span><text:span text:style-name="T5">activity_main2</text:span><text:span text:style-name="T2">);</text:span><text:line-break/><text:span text:style-name="T2"> <text:s text:c="3"/>}</text:span><text:line-break/><text:span text:style-name="T2">}</text:span></text:p>
      <text:p text:style-name="P2"/>
      <text:p text:style-name="P1"/>
      <text:p text:style-name="P1">Xml</text:p>
      <text:p text:style-name="P1"><text:span text:style-name="T3"/></text:p>
      <text:p text:style-name="P2"><text:span text:style-name="T3">&lt;?</text:span><text:span text:style-name="T8">xml version=</text:span><text:span text:style-name="T6">"1.0" </text:span><text:span text:style-name="T8">encoding=</text:span><text:span text:style-name="T6">"utf-8"</text:span><text:span text:style-name="T3">?&gt;</text:span><text:line-break/><text:span text:style-name="T2">&lt;</text:span><text:span text:style-name="T1">LinearLayout </text:span><text:span text:style-name="T4">android</text:span><text:span text:style-name="T8">:layout_width=</text:span><text:span text:style-name="T6">"match_parent"</text:span><text:line-break/><text:span text:style-name="T6"> <text:s text:c="3"/></text:span><text:span text:style-name="T8">xmlns:</text:span><text:span text:style-name="T4">android</text:span><text:span text:style-name="T8">=</text:span><text:span text:style-name="T6">"http://schemas.android.com/apk/res/android"</text:span><text:line-break/><text:span text:style-name="T6"> <text:s text:c="3"/></text:span><text:span text:style-name="T4">android</text:span><text:span text:style-name="T8">:layout_height=</text:span><text:span text:style-name="T6">"match_parent"</text:span><text:line-break/><text:span text:style-name="T6"> <text:s text:c="3"/></text:span><text:span text:style-name="T4">android</text:span><text:span text:style-name="T8">:orientation=</text:span><text:span text:style-name="T6">"horizontal"</text:span><text:span text:style-name="T2">&gt;</text:span><text:line-break/><text:line-break/><text:span text:style-name="T2"> <text:s text:c="3"/>&lt;</text:span><text:span text:style-name="T1">TextView</text:span><text:line-break/><text:span text:style-name="T1"> <text:s text:c="7"/></text:span><text:span text:style-name="T4">android</text:span><text:span text:style-name="T8">:layout_width=</text:span><text:span text:style-name="T6">"match_parent"</text:span><text:line-break/><text:span text:style-name="T6"> <text:s text:c="7"/></text:span><text:span text:style-name="T4">android</text:span><text:span text:style-name="T8">:layout_height=</text:span><text:span text:style-name="T6">"wrap_content"</text:span><text:line-break/><text:span text:style-name="T6"> <text:s text:c="7"/></text:span><text:span text:style-name="T4">android</text:span><text:span text:style-name="T8">:text=</text:span><text:span text:style-name="T6">"sucessfully logged in"</text:span><text:span text:style-name="T2">/&gt;</text:span><text:line-break/><text:line-break/><text:span text:style-name="T2">&lt;/</text:span><text:span text:style-name="T1">LinearLayout</text:span><text:span text:style-name="T2">&gt;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2:25:48.469724683</meta:creation-date>
    <dc:date>2022-10-12T12:29:29.777357046</dc:date>
    <meta:editing-duration>PT3M44S</meta:editing-duration>
    <meta:editing-cycles>1</meta:editing-cycles>
    <meta:document-statistic meta:table-count="0" meta:image-count="0" meta:object-count="0" meta:page-count="2" meta:paragraph-count="9" meta:word-count="149" meta:character-count="3051" meta:non-whitespace-character-count="2429"/>
    <meta:generator>LibreOffice/6.4.7.2$Linux_X86_64 LibreOffice_project/40$Build-2</meta:generator>
  </office:meta>
</office:document-meta>
</file>